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Edwardian Script ITC" svg:font-family="Edwardian Script ITC" style:font-family-generic="script" style:font-pitch="variable" svg:panose-1="3 3 3 2 4 7 7 13 8 4"/>
  </office:font-face-decls>
  <office:automatic-styles>
    <style:style style:name="P1" style:parent-style-name="Titre" style:master-page-name="MP0" style:family="paragraph">
      <style:paragraph-properties fo:break-before="page" fo:text-align="center"/>
      <style:text-properties style:font-name="Edwardian Script ITC" fo:font-size="72pt" style:font-size-asian="72pt" style:font-size-complex="72pt"/>
    </style:style>
    <style:style style:name="P4" style:parent-style-name="Titre" style:family="paragraph">
      <style:paragraph-properties fo:text-align="center"/>
      <style:text-properties style:font-name="Edwardian Script ITC" fo:font-size="72pt" style:font-size-asian="72pt" style:font-size-complex="72pt"/>
    </style:style>
    <style:style style:name="P5" style:parent-style-name="Normal" style:family="paragraph">
      <style:text-properties fo:font-size="24pt" style:font-size-asian="24pt" style:font-size-complex="24pt"/>
    </style:style>
    <style:style style:name="P6" style:parent-style-name="Titre" style:family="paragraph">
      <style:paragraph-properties fo:break-before="pag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P13" style:parent-style-name="Normal" style:family="paragraph">
      <style:paragraph-properties fo:text-indent="0.4916in"/>
    </style:style>
    <style:style style:name="P14" style:parent-style-name="Normal" style:family="paragraph">
      <style:paragraph-properties fo:text-indent="0.4916in"/>
    </style:style>
    <style:style style:name="P15" style:parent-style-name="Normal" style:family="paragraph">
      <style:paragraph-properties fo:text-indent="0.4916in"/>
    </style:style>
    <style:style style:name="P16" style:parent-style-name="Titre" style:family="paragraph">
      <style:paragraph-properties fo:break-before="page"/>
    </style:style>
    <style:style style:name="P17" style:parent-style-name="Normal" style:family="paragraph">
      <style:paragraph-properties fo:text-indent="0.4916in"/>
    </style:style>
    <style:style style:name="P18" style:parent-style-name="Normal" style:family="paragraph">
      <style:paragraph-properties fo:text-indent="0.4916in"/>
    </style:style>
  </office:automatic-styles>
  <office:body>
    <office:text text:use-soft-page-breaks="true">
      <text:p text:style-name="P1"/>
      <text:p text:style-name="P4">Rapport TP musclé</text:p>
      <text:p text:style-name="Normal"/>
      <text:p text:style-name="Normal"/>
      <text:p text:style-name="Normal"/>
      <text:p text:style-name="P5"><text:tab/>Date : 24/12/2018</text:p>
      <text:p text:style-name="Normal"/>
      <text:p text:style-name="Normal"/>
      <text:p text:style-name="Normal"/>
      <text:p text:style-name="Normal"/>
      <text:soft-page-break/>
      <text:p text:style-name="P6">Hiérarchie de classes</text:p>
      <text:p text:style-name="P7"/>
      <text:p text:style-name="P8">Nous allons expliquer (en résumé) les différents choix d’implémentations que nous avons mis en place lors de ce<text:s/>projet :<text:s/><text:line-break/>Nous avons tout d’abord voulu reproduire le plus fidèlement possible un magasin existant, car ce dernier est très modulaire : peu importe les clients, les produits ou les réductions, tout est indépendant. Notre hiérarchie de classe est<text:s/>basée<text:s/>sur le système suivant :<text:s/></text:p>
      <text:p text:style-name="P9">La classe LaFac permet de stocker les listeners, les customers et les products et les offres. C’est donc la classe qui est la « base de données » du magasin. De plus c’est cette classe qui va gérer le client tout au long du parcours de<text:s/>ce dernier dans le magasin (ou du moins qui le ferais si on devait implémenter une interface).<text:s/>LaFacServer est une représentation/simulation d'un serveur distant, c’est une classe interne car elle n’a de sens qu’à l’intérieur de laFac.</text:p>
      <text:p text:style-name="P10">La classe Customer est celle qui modélise le client. Elle stocke ses achats et son state. Étant donné que ce dernier est amené à changer en fonction du fait que le client se log in ou pas, nous avons opté pour le design pattern State. Ce qui nous permet de faire évoluer l’état du client de manière fluide et de pouvoir facilement ajouter de nouveaux états. On ne traite qu’un seul client à la fois, donc il n’y a pas d’Id pour un client.<text:s/>Les CustomerStates eux sont liés<text:s/>à<text:s/>un client particulier :<text:s/>le customer est voué à changer d’état<text:s/>en se connectant et en se<text:s/>déconnectant.</text:p>
      <text:p text:style-name="P11">La classe CustomerState nous permet donc de traiter les différents états que peux<text:s/>avoir un client.<text:s/>Elle va donc contenir les informations spécifiques à un client et à cet état en particulier.<text:s/>C’est aussi dans cette classe que l’on va mettre les fonctions qui vont permettre de payer, cela nous permet de traiter de manière transparente les moyens de payements qui peuvent différer en fonction de l’état (par exemple les membres qui ont une ou plusieurs cartes).</text:p>
      <text:p text:style-name="P12">La classe Product nous permet de modéliser les produits et les informations qui y sont liées. La classe va représenter la catégorie, alors que le produit en lui-même sera une instance particulière de cette classe. Pour créer<text:s/>une nouvelle catégorie il suffit donc d’hériter de Product. On considère qu’il n’y a pas de sous-catégorie, c’est pourquoi on interdit l’héritage des catégories.</text:p>
      <text:p text:style-name="P13">La classe AbstractOffer nous permet de généraliser le concept d’offres. Dans chaque offre on<text:s/>va retrouver une fonction qui retourne la montant de réduction dont un client peut profiter, la clientèle ciblée (Membres, tout le monde...) ainsi que le montant de la réduction.<text:s/></text:p>
      <text:p text:style-name="P14">Les classes Offers et Products nous permettent de définir et « ranger » des fonctions statiques s’appliquant respectivement à toutes les offres et tous les produits et pouvant donc être appelées de n’import où.</text:p>
      <text:p text:style-name="Normal"/>
      <text:p text:style-name="P15"/>
      <text:soft-page-break/>
      <text:p text:style-name="P16">Tests</text:p>
      <text:p text:style-name="P17"/>
      <text:p text:style-name="P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74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6" text:anchor-type="paragraph" svg:x="-0.96319in" svg:y="-0.50208in" svg:width="1.63106in" svg:height="0.85631in" style:rel-width="scale" style:rel-height="scale"><draw:image xlink:href="media/image1.jpeg" xlink:type="simple" xlink:show="embed" xlink:actuate="onLoad"/><svg:title/><svg:desc>Résultat de recherche d'images pour "polytech paris sud"</svg:desc></draw:frame><text:s text:c="6"/></text:p>
        <text:p text:style-name="P2">Lucas DAVID<text:line-break/>Théo LEGRAS</text:p>
        <text:p text:style-name="Normal"/>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eo Legras</meta:initial-creator>
    <dc:creator>Theo Legras</dc:creator>
    <meta:creation-date>2018-12-20T20:45:00Z</meta:creation-date>
    <dc:date>2018-12-23T23:32:00Z</dc:date>
    <meta:template xlink:href="Normal" xlink:type="simple"/>
    <meta:editing-cycles>86</meta:editing-cycles>
    <meta:editing-duration>PT189660S</meta:editing-duration>
    <meta:document-statistic meta:page-count="3" meta:paragraph-count="5" meta:word-count="438" meta:character-count="2844" meta:row-count="20" meta:non-whitespace-character-count="2411"/>
  </office:meta>
</office:document-meta>
</file>